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35c03" officeooo:paragraph-rsid="00235c03"/>
    </style:style>
    <style:style style:name="P2" style:family="paragraph" style:parent-style-name="Standard">
      <style:text-properties officeooo:rsid="0025506a" officeooo:paragraph-rsid="0025506a"/>
    </style:style>
    <style:style style:name="P3" style:family="paragraph" style:parent-style-name="Standard">
      <style:text-properties officeooo:rsid="0026836c" officeooo:paragraph-rsid="0026836c"/>
    </style:style>
    <style:style style:name="P4" style:family="paragraph" style:parent-style-name="Standard" style:master-page-name="Standard">
      <style:paragraph-properties style:page-number="auto"/>
      <style:text-properties officeooo:rsid="00297353" officeooo:paragraph-rsid="00297353"/>
    </style:style>
    <style:style style:name="P5" style:family="paragraph" style:parent-style-name="Standard">
      <style:text-properties officeooo:rsid="002f1c4a" officeooo:paragraph-rsid="002f1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&lt;iframe width="100%" height="450" scrolling="no" frameborder="no" src="<text:a xlink:type="simple" xlink:href="https://w.soundcloud.com/player/?url=https%3A//api.soundcloud.com/tracks/39203926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39203926&amp;amp;auto_play=false&amp;amp;hide_related=false&amp;amp;show_comments=true&amp;amp;show_user=true&amp;amp;show_reposts=false&amp;amp;visual=true</text:a>"&gt;&lt;/iframe&gt;</text:p>
      <text:p text:style-name="P5">&lt;iframe width="100%" height="450" scrolling="no" frameborder="no" src="https://w.soundcloud.com/player/?url=https%3A//api.soundcloud.com/tracks/276962559&amp;amp;auto_play=false&amp;amp;hide_related=false&amp;amp;show_comments=true&amp;amp;show_user=true&amp;amp;show_reposts=false&amp;amp;visual=true"&gt;&lt;/iframe&gt;</text:p>
      <text:p text:style-name="P1"/>
      <text:p text:style-name="P1"/>
      <text:p text:style-name="P1">&lt;iframe width="100%" height="450" scrolling="no" frameborder="no" src="<text:a xlink:type="simple" xlink:href="https://w.soundcloud.com/player/?url=https%3A//api.soundcloud.com/tracks/179584967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179584967&amp;amp;auto_play=false&amp;amp;hide_related=false&amp;amp;show_comments=true&amp;amp;show_user=true&amp;amp;show_reposts=false&amp;amp;visual=true</text:a>"&gt;&lt;/iframe&gt;</text:p>
      <text:p text:style-name="P1"/>
      <text:p text:style-name="P1"/>
      <text:p text:style-name="P1">&lt;iframe width="100%" height="450" scrolling="no" frameborder="no" src="<text:a xlink:type="simple" xlink:href="https://w.soundcloud.com/player/?url=https%3A//api.soundcloud.com/tracks/49760034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49760034&amp;amp;auto_play=false&amp;amp;hide_related=false&amp;amp;show_comments=true&amp;amp;show_user=true&amp;amp;show_reposts=false&amp;amp;visual=true</text:a>"&gt;&lt;/iframe&gt;</text:p>
      <text:p text:style-name="P1"/>
      <text:p text:style-name="P1">&lt;iframe width="100%" height="450" scrolling="no" frameborder="no" src="<text:a xlink:type="simple" xlink:href="https://w.soundcloud.com/player/?url=https%3A//api.soundcloud.com/tracks/260866871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60866871&amp;amp;auto_play=false&amp;amp;hide_related=false&amp;amp;show_comments=true&amp;amp;show_user=true&amp;amp;show_reposts=false&amp;amp;visual=true</text:a>"&gt;&lt;/iframe&gt;</text:p>
      <text:p text:style-name="P1"/>
      <text:p text:style-name="P1">&lt;iframe width="100%" height="450" scrolling="no" frameborder="no" src="<text:a xlink:type="simple" xlink:href="https://w.soundcloud.com/player/?url=https%3A//api.soundcloud.com/tracks/249200792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49200792&amp;amp;auto_play=false&amp;amp;hide_related=false&amp;amp;show_comments=true&amp;amp;show_user=true&amp;amp;show_reposts=false&amp;amp;visual=true</text:a>"&gt;&lt;/iframe&gt;</text:p>
      <text:p text:style-name="P1"/>
      <text:p text:style-name="P2">&lt;iframe width="100%" height="450" scrolling="no" frameborder="no" src="<text:a xlink:type="simple" xlink:href="https://w.soundcloud.com/player/?url=https%3A//api.soundcloud.com/tracks/280363006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80363006&amp;amp;auto_play=false&amp;amp;hide_related=false&amp;amp;show_comments=true&amp;amp;show_user=true&amp;amp;show_reposts=false&amp;amp;visual=true</text:a>"&gt;&lt;/iframe&gt;</text:p>
      <text:p text:style-name="P2"><text:soft-page-break/></text:p>
      <text:p text:style-name="P2">&lt;iframe width="100%" height="450" scrolling="no" frameborder="no" src="<text:a xlink:type="simple" xlink:href="https://w.soundcloud.com/player/?url=https%3A//api.soundcloud.com/tracks/277167607&amp;amp;auto_play=false&amp;amp;hide_related=false&amp;amp;show_comments=true&amp;amp;show_user=true&amp;amp;show_reposts=false&amp;amp;visual=true" text:style-name="Internet_20_link" text:visited-style-name="Visited_20_Internet_20_Link">https://w.soundcloud.com/player/?url=https%3A//api.soundcloud.com/tracks/277167607&amp;amp;auto_play=false&amp;amp;hide_re</text:a><text:a xlink:type="simple" xlink:href="https://w.soundcloud.com/player/?url=https%3A//api.soundcloud.com/tracks/277167607&amp;amp;auto_play=false&amp;amp;hide_related=false&amp;amp;show_comments=true&amp;amp;show_user=true&amp;amp;show_reposts=false&amp;amp;visual=true" text:style-name="Internet_20_link" text:visited-style-name="Visited_20_Internet_20_Link">lated=false&amp;amp;show_comments=true&amp;amp;show_user=true&amp;amp;show_reposts=false&amp;amp;visual=true</text:a>"&gt;&lt;/iframe&gt;</text:p>
      <text:p text:style-name="P2"/>
      <text:p text:style-name="P3">&lt;iframe width="100%" height="450" scrolling="no" frameborder="no" src="https://w.soundcloud.com/player/?url=https%3A//api.soundcloud.com/tracks/23794974&amp;amp;auto_play=false&amp;amp;hide_related=false&amp;amp;show_comments=true&amp;amp;show_user=true&amp;amp;show_reposts=false&amp;amp;visual=true"&gt;&lt;/ifr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3388dd" style:text-line-through-style="none" style:text-line-through-type="none" style:text-underline-style="none" style:text-blinking="false"/>
    </style:style>
    <style:style style:name="sc-visuallyhidden1" style:family="text" style:parent-style-name="Default_20_Paragraph_20_Font">
      <style:text-properties loext:padding="0in" loext:border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image text:level="2">
        <style:list-level-properties text:list-level-position-and-space-mode="label-alignment" style:vertical-pos="middle" style:vertical-rel="line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erva Jeyarajah</meta:initial-creator>
    <meta:editing-cycles>6</meta:editing-cycles>
    <meta:creation-date>2017-06-22T21:53:00</meta:creation-date>
    <dc:date>2017-07-04T13:53:17.228072418</dc:date>
    <meta:editing-duration>PT1H35M40S</meta:editing-duration>
    <meta:generator>LibreOffice/5.1.6.2$Linux_X86_64 LibreOffice_project/10m0$Build-2</meta:generator>
    <meta:document-statistic meta:table-count="0" meta:image-count="0" meta:object-count="0" meta:page-count="2" meta:paragraph-count="9" meta:word-count="54" meta:character-count="2589" meta:non-whitespace-character-count="2544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